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510" officeooo:paragraph-rsid="001795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hyam@khyam-OptiPlex-9020:~/booksim/booksimdiffere/mesh/mesh/booksim2-master/src$ gdb ./booksim </text:p>
      <text:p text:style-name="P1">GNU gdb (Ubuntu 7.9-1ubuntu1) 7.9</text:p>
      <text:p text:style-name="P1">Copyright (C) 2015 Free Software Foundation, Inc.</text:p>
      <text:p text:style-name="P1">License GPLv3+: GNU GPL version 3 or later &lt;http://gnu.org/licenses/gpl.html&gt;</text:p>
      <text:p text:style-name="P1">This is free software: you are free to change and redistribute it.</text:p>
      <text:p text:style-name="P1">There is NO WARRANTY, to the extent permitted by law. <text:s/>Type "show copying"</text:p>
      <text:p text:style-name="P1">and "show warranty" for details.</text:p>
      <text:p text:style-name="P1">This GDB was configured as "x86_64-linux-gnu".</text:p>
      <text:p text:style-name="P1">Type "show configuration" for configuration details.</text:p>
      <text:p text:style-name="P1">For bug reporting instructions, please see:</text:p>
      <text:p text:style-name="P1">&lt;http://www.gnu.org/software/gdb/bugs/&gt;.</text:p>
      <text:p text:style-name="P1">Find the GDB manual and other documentation resources online at:</text:p>
      <text:p text:style-name="P1">&lt;http://www.gnu.org/software/gdb/documentation/&gt;.</text:p>
      <text:p text:style-name="P1">For help, type "help".</text:p>
      <text:p text:style-name="P1">Type "apropos word" to search for commands related to "word"...</text:p>
      <text:p text:style-name="P1">Reading symbols from ./booksim...done.</text:p>
      <text:p text:style-name="P1">(gdb) b 43</text:p>
      <text:p text:style-name="P1">Breakpoint 1 at 0x420293: file main.cpp, line 43.</text:p>
      <text:p text:style-name="P1">(gdb) run</text:p>
      <text:p text:style-name="P1">Starting program: /home/khyam/booksim/booksimdiffere/mesh/mesh/booksim2-master/src/booksim </text:p>
      <text:p text:style-name="P1">Usage: /home/khyam/booksim/booksimdiffere/mesh/mesh/booksim2-master/src/booksim configfile... [param=value...]</text:p>
      <text:p text:style-name="P1">[Inferior 1 (process 5235) exited normally]</text:p>
      <text:p text:style-name="P1">(gdb) run examples/mesh88_lat </text:p>
      <text:p text:style-name="P1">Starting program: /home/khyam/booksim/booksimdiffere/mesh/mesh/booksim2-master/src/booksim examples/mesh88_lat</text:p>
      <text:p text:style-name="P1">BEGIN Configuration File: examples/mesh88_lat</text:p>
      <text:p text:style-name="P1">// $Id$</text:p>
      <text:p text:style-name="P1"/>
      <text:p text:style-name="P1">// Copyright (c) 2007-2015, Trustees of The Leland Stanford Junior University</text:p>
      <text:p text:style-name="P1">// All rights reserved.</text:p>
      <text:p text:style-name="P1">//</text:p>
      <text:p text:style-name="P1">// Redistribution and use in source and binary forms, with or without</text:p>
      <text:p text:style-name="P1">// modification, are permitted provided that the following conditions are met:</text:p>
      <text:p text:style-name="P1">//</text:p>
      <text:p text:style-name="P1">// Redistributions of source code must retain the above copyright notice, this</text:p>
      <text:p text:style-name="P1">// list of conditions and the following disclaimer.</text:p>
      <text:p text:style-name="P1">// Redistributions in binary form must reproduce the above copyright notice,</text:p>
      <text:p text:style-name="P1">// this list of conditions and the following disclaimer in the documentation</text:p>
      <text:p text:style-name="P1">// and/or other materials provided with the distribution.</text:p>
      <text:p text:style-name="P1">//</text:p>
      <text:p text:style-name="P1">// THIS SOFTWARE IS PROVIDED BY THE COPYRIGHT HOLDERS AND CONTRIBUTORS "AS IS"</text:p>
      <text:p text:style-name="P1">// AND ANY EXPRESS OR IMPLIED WARRANTIES, INCLUDING, BUT NOT LIMITED TO, THE</text:p>
      <text:p text:style-name="P1">// IMPLIED WARRANTIES OF MERCHANTABILITY AND FITNESS FOR A PARTICULAR PURPOSE</text:p>
      <text:p text:style-name="P1">// ARE DISCLAIMED. IN NO EVENT SHALL THE COPYRIGHT OWNER OR CONTRIBUTORS BE</text:p>
      <text:p text:style-name="P1">// LIABLE FOR ANY DIRECT, INDIRECT, INCIDENTAL, SPECIAL, EXEMPLARY, OR</text:p>
      <text:p text:style-name="P1">// CONSEQUENTIAL DAMAGES (INCLUDING, BUT NOT LIMITED TO, PROCUREMENT <text:soft-page-break/>OF</text:p>
      <text:p text:style-name="P1">// SUBSTITUTE GOODS OR SERVICES; LOSS OF USE, DATA, OR PROFITS; OR BUSINESS</text:p>
      <text:p text:style-name="P1">// INTERRUPTION) HOWEVER CAUSED AND ON ANY THEORY OF LIABILITY, WHETHER IN</text:p>
      <text:p text:style-name="P1">// CONTRACT, STRICT LIABILITY, OR TORT (INCLUDING NEGLIGENCE OR OTHERWISE)</text:p>
      <text:p text:style-name="P1">// ARISING IN ANY WAY OUT OF THE USE OF THIS SOFTWARE, EVEN IF ADVISED OF THE</text:p>
      <text:p text:style-name="P1">// POSSIBILITY OF SUCH DAMAGE.</text:p>
      <text:p text:style-name="P1"/>
      <text:p text:style-name="P1">//8X8 mesh with 20 flits per packet under injection mode</text:p>
      <text:p text:style-name="P1">//injection rate here is packet per cycle, NOT flit per cycle</text:p>
      <text:p text:style-name="P1"/>
      <text:p text:style-name="P1">// Topology</text:p>
      <text:p text:style-name="P1"/>
      <text:p text:style-name="P1">topology = mesh;</text:p>
      <text:p text:style-name="P1">k = 8;</text:p>
      <text:p text:style-name="P1">n = 2;</text:p>
      <text:p text:style-name="P1"/>
      <text:p text:style-name="P1">// Routing</text:p>
      <text:p text:style-name="P1">routing_function = dor;</text:p>
      <text:p text:style-name="P1"/>
      <text:p text:style-name="P1">// Flow control</text:p>
      <text:p text:style-name="P1">num_vcs <text:s text:c="4"/>= 8;</text:p>
      <text:p text:style-name="P1">vc_buf_size = 8;</text:p>
      <text:p text:style-name="P1">wait_for_tail_credit = 1;</text:p>
      <text:p text:style-name="P1"/>
      <text:p text:style-name="P1">// Router architecture</text:p>
      <text:p text:style-name="P1">vc_allocator = islip;</text:p>
      <text:p text:style-name="P1">sw_allocator = islip;</text:p>
      <text:p text:style-name="P1">alloc_iters <text:s/>= 1;</text:p>
      <text:p text:style-name="P1"/>
      <text:p text:style-name="P1">credit_delay <text:s text:c="2"/>= 2;</text:p>
      <text:p text:style-name="P1">routing_delay <text:s/>= 0;</text:p>
      <text:p text:style-name="P1">vc_alloc_delay = 1;</text:p>
      <text:p text:style-name="P1">sw_alloc_delay = 1;</text:p>
      <text:p text:style-name="P1"/>
      <text:p text:style-name="P1">input_speedup <text:s text:c="4"/>= 2;</text:p>
      <text:p text:style-name="P1">output_speedup <text:s text:c="3"/>= 1;</text:p>
      <text:p text:style-name="P1">internal_speedup <text:s/>= 1.0;</text:p>
      <text:p text:style-name="P1"/>
      <text:p text:style-name="P1"/>
      <text:p text:style-name="P1">// Traffic</text:p>
      <text:p text:style-name="P1">traffic = transpose;</text:p>
      <text:p text:style-name="P1">packet_size = 20;</text:p>
      <text:p text:style-name="P1"/>
      <text:p text:style-name="P1"/>
      <text:p text:style-name="P1">// Simulation</text:p>
      <text:p text:style-name="P1">sim_type = latency;</text:p>
      <text:p text:style-name="P1"/>
      <text:p text:style-name="P1">injection_rate = 0.005;</text:p>
      <text:p text:style-name="P1"/>
      <text:p text:style-name="P1"><text:soft-page-break/></text:p>
      <text:p text:style-name="P1">END Configuration File: examples/mesh88_lat</text:p>
      <text:p text:style-name="P1"/>
      <text:p text:style-name="P1">Breakpoint 1, GetSimTime () at main.cpp:67</text:p>
      <text:p text:style-name="P1">67<text:tab/> <text:s/>return trafficManager-&gt;getTime();</text:p>
      <text:p text:style-name="P1">(gdb) </text:p>
      <text:p text:style-name="P1">(gdb) </text:p>
      <text:p text:style-name="P1">(gdb) run examples/mesh88_lat </text:p>
      <text:p text:style-name="P1">The program being debugged has been started already.</text:p>
      <text:p text:style-name="P1">Start it from the beginning? (y or n) n</text:p>
      <text:p text:style-name="P1">Program not restarted.</text:p>
      <text:p text:style-name="P1">(gdb) step</text:p>
      <text:p text:style-name="P1">TrafficManager::getTime (this=0xc11350) at trafficmanager.hpp:308</text:p>
      <text:p text:style-name="P1">308<text:tab/> <text:s/>inline int getTime() { return _time;}</text:p>
      <text:p text:style-name="P1">(gdb) </text:p>
      <text:p text:style-name="P1">GetSimTime () at main.cpp:68</text:p>
      <text:p text:style-name="P1">68<text:tab/>}</text:p>
      <text:p text:style-name="P1">(gdb) step</text:p>
      <text:p text:style-name="P1">std::make_pair&lt;int, Flit*&gt; (__x=4, __y=0xc26960) at /usr/include/c++/4.9/bits/stl_pair.h:286</text:p>
      <text:p text:style-name="P1">286<text:tab/> <text:s text:c="3"/>make_pair(_T1 __x, _T2 __y)</text:p>
      <text:p text:style-name="P1">(gdb) step</text:p>
      <text:p text:style-name="P1">287<text:tab/> <text:s text:c="3"/>{ return pair&lt;_T1, _T2&gt;(__x, __y); }</text:p>
      <text:p text:style-name="P1">(gdb) step</text:p>
      <text:p text:style-name="P1">std::pair&lt;int, Flit*&gt;::pair (this=0x7fffffffd2e0, __a=@0x7fffffffd2dc: 4, __b=@0x7fffffffd2d0: 0xc26960) at /usr/include/c++/4.9/bits/stl_pair.h:113</text:p>
      <text:p text:style-name="P1">113<text:tab/> <text:s text:c="5"/>: first(__a), second(__b) { }</text:p>
      <text:p text:style-name="P1">(gdb) step</text:p>
      <text:p text:style-name="P1">std::queue&lt;std::pair&lt;int, Flit*&gt;, std::deque&lt;std::pair&lt;int, Flit*&gt;, std::allocator&lt;std::pair&lt;int, Flit*&gt; &gt; &gt; &gt;::push (this=0x774c98, __x=...) at /usr/include/c++/4.9/bits/stl_queue.h:216</text:p>
      <text:p text:style-name="P1">216<text:tab/> <text:s text:c="5"/>{ c.push_back(__x); }</text:p>
      <text:p text:style-name="P1">(gdb) step</text:p>
      <text:p text:style-name="P1">std::deque&lt;std::pair&lt;int, Flit*&gt;, std::allocator&lt;std::pair&lt;int, Flit*&gt; &gt; &gt;::push_back (this=0x774c98, __x=...) at /usr/include/c++/4.9/bits/stl_deque.h:1400</text:p>
      <text:p text:style-name="P1">1400<text:tab/><text:tab/>if (this-&gt;_M_impl._M_finish._M_cur</text:p>
      <text:p text:style-name="P1">(gdb) step</text:p>
      <text:p text:style-name="P1">1401<text:tab/><text:tab/> <text:s text:c="3"/>!= this-&gt;_M_impl._M_finish._M_last - 1)</text:p>
      <text:p text:style-name="P1">(gdb) step</text:p>
      <text:p text:style-name="P1">1400<text:tab/><text:tab/>if (this-&gt;_M_impl._M_finish._M_cur</text:p>
      <text:p text:style-name="P1">(gdb) step</text:p>
      <text:p text:style-name="P1">1403<text:tab/><text:tab/> <text:s text:c="3"/>this-&gt;_M_impl.construct(this-&gt;_M_impl._M_finish._M_cur, __x);</text:p>
      <text:p text:style-name="P1">(gdb) <text:s/>next</text:p>
      <text:p text:style-name="P1">1404<text:tab/><text:tab/> <text:s text:c="3"/>++this-&gt;_M_impl._M_finish._M_cur;</text:p>
      <text:p text:style-name="P1">(gdb) <text:s/>next</text:p>
      <text:p text:style-name="P1">1408<text:tab/> <text:s text:c="5"/>}</text:p>
      <text:p text:style-name="P1">(gdb) <text:s/>next</text:p>
      <text:p text:style-name="P1">Channel&lt;Flit&gt;::ReadInputs (this=0x774c50) at channel.hpp:104</text:p>
      <text:p text:style-name="P1">104<text:tab/> <text:s text:c="3"/>_input = 0;</text:p>
      <text:p text:style-name="P1">(gdb) bt</text:p>
      <text:p text:style-name="P1">#0 <text:s/>Channel&lt;Flit&gt;::ReadInputs (this=0x774c50) at channel.hpp:104</text:p>
      <text:p text:style-name="P1">#1 <text:s/>0x000000000042440e in FlitChannel::ReadInputs (this=0x774c50) at flitchannel.cpp:81</text:p>
      <text:p text:style-name="P1">#2 <text:s/>0x00000000004da0ea in Network::ReadInputs (this=0x768530) at networks/network.cpp:187</text:p>
      <text:p text:style-name="P1">#3 <text:s/>0x00000000004446d7 in TrafficManager::_Step (this=0xc11350) at trafficmanager.cpp:1007</text:p>
      <text:p text:style-name="P1"><text:soft-page-break/>#4 <text:s/>0x0000000000446a56 in TrafficManager::_SingleSim (this=0xc11350) at trafficmanager.cpp:1440</text:p>
      <text:p text:style-name="P1">#5 <text:s/>0x0000000000447bd8 in TrafficManager::Run (this=0xc11350) at trafficmanager.cpp:1648</text:p>
      <text:p text:style-name="P1">#6 <text:s/>0x0000000000420512 in Simulate (config=...) at main.cpp:128</text:p>
      <text:p text:style-name="P1">#7 <text:s/>0x0000000000420aa7 in main (argc=2, argv=0x7fffffffde08) at main.cpp:187</text:p>
      <text:p text:style-name="P1">(gdb) bt</text:p>
      <text:p text:style-name="P1">#0 <text:s/>Channel&lt;Flit&gt;::ReadInputs (this=0x774c50) at channel.hpp:104</text:p>
      <text:p text:style-name="P1">#1 <text:s/>0x000000000042440e in FlitChannel::ReadInputs (this=0x774c50) at flitchannel.cpp:81</text:p>
      <text:p text:style-name="P1">#2 <text:s/>0x00000000004da0ea in Network::ReadInputs (this=0x768530) at networks/network.cpp:187</text:p>
      <text:p text:style-name="P1">#3 <text:s/>0x00000000004446d7 in TrafficManager::_Step (this=0xc11350) at trafficmanager.cpp:1007</text:p>
      <text:p text:style-name="P1">#4 <text:s/>0x0000000000446a56 in TrafficManager::_SingleSim (this=0xc11350) at trafficmanager.cpp:1440</text:p>
      <text:p text:style-name="P1">#5 <text:s/>0x0000000000447bd8 in TrafficManager::Run (this=0xc11350) at trafficmanager.cpp:1648</text:p>
      <text:p text:style-name="P1">#6 <text:s/>0x0000000000420512 in Simulate (config=...) at main.cpp:128</text:p>
      <text:p text:style-name="P1">#7 <text:s/>0x0000000000420aa7 in main (argc=2, argv=0x7fffffffde08) at main.cpp:187</text:p>
      <text:p text:style-name="P1">(gdb) n</text:p>
      <text:p text:style-name="P1">106<text:tab/>}</text:p>
      <text:p text:style-name="P1">(gdb) n</text:p>
      <text:p text:style-name="P1">FlitChannel::ReadInputs (this=0x774c50) at flitchannel.cpp:82</text:p>
      <text:p text:style-name="P1">82<text:tab/>}</text:p>
      <text:p text:style-name="P1">(gdb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5:22:13.794718167</meta:creation-date>
    <dc:date>2016-04-09T15:22:30.385343565</dc:date>
    <meta:editing-duration>PT16S</meta:editing-duration>
    <meta:editing-cycles>1</meta:editing-cycles>
    <meta:document-statistic meta:table-count="0" meta:image-count="0" meta:object-count="0" meta:page-count="4" meta:paragraph-count="144" meta:word-count="751" meta:character-count="6326" meta:non-whitespace-character-count="5624"/>
    <meta:generator>LibreOffice/4.4.6.3$Linux_X86_64 LibreOffice_project/40m0$Build-3</meta:generator>
  </office:meta>
</office:document-meta>
</file>